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62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style:font-name="Frutiger Light Condensed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ransform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625cm" svg:x="1.4cm" svg:y="0.13cm" presentation:class="title" presentation:user-transformed="true">
          <draw:text-box>
            <text:p text:style-name="P2"><text:span text:style-name="T1">Transformations of 3D scene elemen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1">Translation</text:span></text:p>
            <text:p><text:span text:style-name="T1">Rotation</text:span></text:p>
            <text:p><text:span text:style-name="T1">Scale</text:span></text:p>
            <text:p><text:span text:style-name="T1">Coordinate systems</text:span></text:p>
            <text:p><text:span text:style-name="T1">Look-at no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1">Litera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6:04.427044821</meta:creation-date>
    <meta:generator>LibreOffice/6.4.7.2$Linux_X86_64 LibreOffice_project/40$Build-2</meta:generator>
    <dc:date>2022-11-24T07:40:30.601939988</dc:date>
    <meta:editing-duration>PT45S</meta:editing-duration>
    <meta:editing-cycles>2</meta:editing-cycles>
    <meta:document-statistic meta:object-count="32"/>
  </office:meta>
</office:document-meta>
</file>